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size="28pt" fo:text-shadow="none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font-size="32pt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P8" style:family="paragraph">
      <style:paragraph-properties fo:margin-left="0.635cm" fo:margin-right="0cm" fo:margin-top="0cm" fo:margin-bottom="0cm" fo:text-align="center" fo:text-indent="-0.635cm" style:text-autospace="none">
        <style:tab-stops>
          <style:tab-stop style:position="-0.625cm"/>
        </style:tab-stops>
      </style:paragraph-properties>
      <style:text-properties fo:color="#000000" fo:font-size="32pt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>
        <style:tab-stops>
          <style:tab-stop style:position="-0.625cm"/>
        </style:tab-stops>
      </style:paragraph-properties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99" style:text-position="33% 58%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000099" style:font-name="Segoe UI Semibold" fo:font-size="32pt" fo:font-style="italic" fo:text-shadow="none" style:text-underline-style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99cc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6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7" style:family="text">
      <style:text-properties fo:color="#ffff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8" style:family="text">
      <style:text-properties fo:color="#83caff" style:font-name="Segoe UI1" fo:font-size="32pt" fo:font-style="normal" fo:text-shadow="1pt 1pt" style:text-underline-style="none" style:font-name-asian="Segoe UI" style:font-size-asian="32pt" style:font-style-asian="normal" style:font-name-complex="Segoe UI" style:font-size-complex="32pt" style:font-style-complex="normal"/>
    </style:style>
    <style:style style:name="T9" style:family="text">
      <style:text-properties fo:color="#000000" style:font-name="Segoe UI Semibold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1.016cm">
          <draw:text-box>
            <text:p text:style-name="P1"><text:span text:style-name="T1">Psalmody</text:span></text:p>
            <text:p text:style-name="P1"><text:span text:style-name="T2">Psalm 89:1-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4.638cm" svg:height="6.985cm" svg:x="1.689cm" svg:y="0.889cm">
          <draw:text-box>
            <text:p text:style-name="P4"><text:span text:style-name="T3">1</text:span><text:span text:style-name="T4">I will sing of the steadfast love of the LORD, </text:span></text:p>
            <text:p text:style-name="P5"><text:span text:style-name="T4"><text:s/></text:span><text:span text:style-name="T4">forever;</text:span></text:p>
            <text:p text:style-name="P6"><text:span text:style-name="T5"><text:s text:c="5"/></text:span><text:span text:style-name="T6">with my mouth I will make known your </text:span></text:p>
            <text:p text:style-name="P6"><text:span text:style-name="T6"><text:s text:c="5"/></text:span><text:span text:style-name="T6">faithfulness to all generations.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7" draw:layer="layout" svg:width="25.908cm" svg:height="5.207cm" svg:x="1.016cm" svg:y="0.889cm">
          <draw:text-box>
            <text:p text:style-name="P4"><text:span text:style-name="T3">2</text:span><text:span text:style-name="T4">For I said, “Steadfast love will be built up forever;</text:span></text:p>
            <text:p text:style-name="P5"><text:span text:style-name="T8"><text:s text:c="5"/></text:span><text:span text:style-name="T6">in the heavens you will establish your </text:span></text:p>
            <text:p text:style-name="P5"><text:span text:style-name="T6"><text:s text:c="5"/></text:span><text:span text:style-name="T6">faithfulnes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7" draw:layer="layout" svg:width="25.908cm" svg:height="8.128cm" svg:x="1.27cm" svg:y="0.762cm">
          <draw:text-box>
            <text:p text:style-name="P4"><text:span text:style-name="T3">3</text:span><text:span text:style-name="T4">You have said, “I have made a covenant with my <text:s/></text:span></text:p>
            <text:p text:style-name="P4"><text:span text:style-name="T4"><text:s/></text:span><text:span text:style-name="T4">chosen one;</text:span></text:p>
            <text:p text:style-name="P6"><text:span text:style-name="T7"><text:s text:c="5"/></text:span><text:span text:style-name="T6">I have sworn to David my servant:</text:span></text:p>
            <text:p text:style-name="P4"><text:span text:style-name="T3">4</text:span><text:span text:style-name="T4">‘I will establish your offspring forever,</text:span></text:p>
            <text:p text:style-name="P6"><text:span text:style-name="T7"><text:s text:c="5"/></text:span><text:span text:style-name="T6">and build your throne for all generations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7" draw:layer="layout" svg:width="24.638cm" svg:height="4.76cm" svg:x="1.778cm" svg:y="1.016cm">
          <draw:text-box>
            <text:p text:style-name="P4"><text:span text:style-name="T3">5</text:span><text:span text:style-name="T4">Let the heavens praise your wonders, O LORD,</text:span></text:p>
            <text:p text:style-name="P6"><text:span text:style-name="T7"><text:s text:c="4"/></text:span><text:span text:style-name="T6">your faithfulness in the assembly of the </text:span></text:p>
            <text:p text:style-name="P4"><text:span text:style-name="T6"><text:s text:c="5"/></text:span><text:span text:style-name="T6">holy on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9" draw:layer="layout" svg:width="24.892cm" svg:height="6.263cm" svg:x="1.581cm" svg:y="0.849cm">
          <draw:text-box>
            <text:p text:style-name="P8"><text:span text:style-name="T9">C: </text:span><text:span text:style-name="T6">Glory be to the Father and to the Son</text:span></text:p>
            <text:p text:style-name="P8"><text:span text:style-name="T6">and to the Holy Ghost;</text:span></text:p>
            <text:p text:style-name="P8"><text:span text:style-name="T6">as it was in the beginning, is now, <text:s text:c="2"/></text:span></text:p>
            <text:p text:style-name="P8"><text:span text:style-name="T6">and ever shall be, world without end. <text:s/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7:47:47.234000000</meta:creation-date>
    <dc:title>Hymn template</dc:title>
    <meta:editing-duration>PT17M51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7-12-19T15:58:28.028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2-19T17:47:45.549000000"/>
  </office:meta>
</office:document-meta>
</file>